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ublico" svg:font-family="Publico, cv, icons, 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fo:font-size="12pt" officeooo:rsid="006fd1c8" officeooo:paragraph-rsid="006fd1c8" style:font-size-asian="12pt" style:font-size-complex="12pt"/>
    </style:style>
    <style:style style:name="P43" style:family="paragraph" style:parent-style-name="Standard">
      <style:text-properties fo:font-size="12pt" officeooo:rsid="008e4a1d" officeooo:paragraph-rsid="008e4a1d" style:font-size-asian="12pt" style:font-size-complex="12pt"/>
    </style:style>
    <style:style style:name="P44" style:family="paragraph" style:parent-style-name="Standard">
      <style:text-properties fo:font-size="12pt" officeooo:rsid="008f5b5e" officeooo:paragraph-rsid="008f5b5e" style:font-size-asian="12pt" style:font-size-complex="12pt"/>
    </style:style>
    <style:style style:name="P45" style:family="paragraph" style:parent-style-name="Standard">
      <style:text-properties fo:font-size="12pt" officeooo:rsid="00901a7d" officeooo:paragraph-rsid="00920d1a" style:font-size-asian="12pt" style:font-size-complex="12pt"/>
    </style:style>
    <style:style style:name="P46" style:family="paragraph" style:parent-style-name="Standard">
      <style:text-properties fo:font-size="12pt" officeooo:rsid="00920d1a" officeooo:paragraph-rsid="00920d1a" style:font-size-asian="12pt" style:font-size-complex="12pt"/>
    </style:style>
    <style:style style:name="P47" style:family="paragraph" style:parent-style-name="Standard">
      <style:text-properties officeooo:rsid="002cfd08" officeooo:paragraph-rsid="00303da1"/>
    </style:style>
    <style:style style:name="P48" style:family="paragraph" style:parent-style-name="Standard">
      <style:text-properties officeooo:paragraph-rsid="002ea49b"/>
    </style:style>
    <style:style style:name="P49" style:family="paragraph" style:parent-style-name="Standard">
      <style:text-properties officeooo:rsid="003a1f05" officeooo:paragraph-rsid="003a1f05"/>
    </style:style>
    <style:style style:name="P50" style:family="paragraph" style:parent-style-name="Standard">
      <style:text-properties officeooo:paragraph-rsid="003c8c49"/>
    </style:style>
    <style:style style:name="P51" style:family="paragraph" style:parent-style-name="Standard">
      <style:text-properties officeooo:paragraph-rsid="0041651f"/>
    </style:style>
    <style:style style:name="P52" style:family="paragraph" style:parent-style-name="Standard">
      <style:text-properties officeooo:rsid="004502dd" officeooo:paragraph-rsid="004502dd"/>
    </style:style>
    <style:style style:name="P53" style:family="paragraph" style:parent-style-name="Standard">
      <style:text-properties officeooo:rsid="00496c81" officeooo:paragraph-rsid="00496c81"/>
    </style:style>
    <style:style style:name="P54" style:family="paragraph" style:parent-style-name="Standard">
      <style:text-properties officeooo:rsid="004b5ac2" officeooo:paragraph-rsid="004bb7e2"/>
    </style:style>
    <style:style style:name="P55" style:family="paragraph" style:parent-style-name="Standard">
      <style:text-properties officeooo:rsid="004c265e" officeooo:paragraph-rsid="004c265e"/>
    </style:style>
    <style:style style:name="P56" style:family="paragraph" style:parent-style-name="Standard">
      <style:text-properties officeooo:rsid="004c265e" officeooo:paragraph-rsid="004fb4c4"/>
    </style:style>
    <style:style style:name="P57" style:family="paragraph" style:parent-style-name="Standard">
      <style:text-properties officeooo:rsid="004c265e" officeooo:paragraph-rsid="0055e392"/>
    </style:style>
    <style:style style:name="P58" style:family="paragraph" style:parent-style-name="Standard">
      <style:text-properties officeooo:paragraph-rsid="00513632"/>
    </style:style>
    <style:style style:name="P59" style:family="paragraph" style:parent-style-name="Standard">
      <style:text-properties officeooo:paragraph-rsid="0054e4d1"/>
    </style:style>
    <style:style style:name="P60" style:family="paragraph" style:parent-style-name="Standard">
      <style:text-properties officeooo:paragraph-rsid="0055e392"/>
    </style:style>
    <style:style style:name="P61" style:family="paragraph" style:parent-style-name="Standard">
      <style:text-properties officeooo:rsid="0056f644" officeooo:paragraph-rsid="0056f644"/>
    </style:style>
    <style:style style:name="P62" style:family="paragraph" style:parent-style-name="Standard">
      <style:text-properties officeooo:rsid="00577f36" officeooo:paragraph-rsid="00577f36"/>
    </style:style>
    <style:style style:name="P63" style:family="paragraph" style:parent-style-name="Standard">
      <style:text-properties officeooo:rsid="0059234e" officeooo:paragraph-rsid="0059234e"/>
    </style:style>
    <style:style style:name="P64" style:family="paragraph" style:parent-style-name="Standard">
      <style:text-properties officeooo:paragraph-rsid="005e3932"/>
    </style:style>
    <style:style style:name="P65" style:family="paragraph" style:parent-style-name="Standard">
      <style:text-properties officeooo:paragraph-rsid="0065f3d7"/>
    </style:style>
    <style:style style:name="P66" style:family="paragraph" style:parent-style-name="Standard">
      <style:text-properties officeooo:paragraph-rsid="006abdc5"/>
    </style:style>
    <style:style style:name="P67" style:family="paragraph" style:parent-style-name="Standard">
      <style:text-properties officeooo:paragraph-rsid="006ec529"/>
    </style:style>
    <style:style style:name="P68" style:family="paragraph" style:parent-style-name="Standard">
      <style:text-properties officeooo:paragraph-rsid="0075f07c"/>
    </style:style>
    <style:style style:name="P69" style:family="paragraph" style:parent-style-name="Standard">
      <style:text-properties officeooo:paragraph-rsid="007ea298"/>
    </style:style>
    <style:style style:name="P70" style:family="paragraph" style:parent-style-name="Standard">
      <style:text-properties officeooo:paragraph-rsid="0078c24a"/>
    </style:style>
    <style:style style:name="P71" style:family="paragraph" style:parent-style-name="Standard">
      <style:text-properties fo:color="#000000" loext:opacity="100%" fo:font-style="normal" fo:font-weight="normal" style:font-style-asian="normal" style:font-weight-asian="normal"/>
    </style:style>
    <style:style style:name="P72" style:family="paragraph" style:parent-style-name="Standard">
      <style:text-properties officeooo:paragraph-rsid="008d2b92"/>
    </style:style>
    <style:style style:name="P73" style:family="paragraph" style:parent-style-name="Standard">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74" style:family="paragraph" style:parent-style-name="Standard">
      <style:text-properties fo:font-size="12pt" officeooo:rsid="008dc15a" officeooo:paragraph-rsid="008e4a1d" style:font-size-asian="12pt" style:font-size-complex="12pt"/>
    </style:style>
    <style:style style:name="P75" style:family="paragraph" style:parent-style-name="Standard">
      <style:text-properties fo:font-size="12pt" officeooo:rsid="00920d1a" officeooo:paragraph-rsid="00920d1a" style:font-size-asian="12pt" style:font-size-complex="12pt"/>
    </style:style>
    <style:style style:name="P76" style:family="paragraph" style:parent-style-name="Standard">
      <style:text-properties fo:font-size="12pt" officeooo:rsid="00901a7d" officeooo:paragraph-rsid="00920d1a" style:font-size-asian="12pt" style:font-size-complex="12pt"/>
    </style:style>
    <style:style style:name="P77" style:family="paragraph" style:parent-style-name="Standard">
      <style:text-properties fo:font-size="12pt" officeooo:rsid="00994e40" officeooo:paragraph-rsid="00994e40" style:font-size-asian="12pt" style:font-size-complex="12pt"/>
    </style:style>
    <style:style style:name="P78" style:family="paragraph" style:parent-style-name="Standard">
      <style:text-properties officeooo:paragraph-rsid="009c78f0"/>
    </style:style>
    <style:style style:name="P79" style:family="paragraph" style:parent-style-name="Standard">
      <style:text-properties officeooo:rsid="009df047" officeooo:paragraph-rsid="009df047"/>
    </style:style>
    <style:style style:name="P80" style:family="paragraph" style:parent-style-name="Standard">
      <style:text-properties officeooo:rsid="009df047" officeooo:paragraph-rsid="009f2de8"/>
    </style:style>
    <style:style style:name="P81" style:family="paragraph" style:parent-style-name="Standard">
      <style:text-properties officeooo:paragraph-rsid="00a030c3"/>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loext:opacity="100%" style:font-name="Publico" fo:letter-spacing="normal" fo:font-style="normal" fo:font-weight="normal"/>
    </style:style>
    <style:style style:name="T5" style:family="text">
      <style:text-properties fo:font-variant="normal" fo:text-transform="none" fo:color="#333333" loext:opacity="100%" style:font-name="Publico" fo:font-size="12pt" fo:letter-spacing="normal" fo:font-style="normal" fo:font-weight="normal" style:font-size-asian="12pt" style:font-size-complex="12pt"/>
    </style:style>
    <style:style style:name="T6" style:family="text">
      <style:text-properties fo:font-variant="normal" fo:text-transform="none" fo:color="#333333" loext:opacity="100%"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9"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12pt" fo:letter-spacing="normal" style:font-size-asian="12pt" style:font-size-complex="12pt"/>
    </style:style>
    <style:style style:name="T12" style:family="text">
      <style:text-properties fo:font-variant="normal" fo:text-transform="none" fo:color="#333333" loext:opacity="100%" fo:font-size="12pt" fo:letter-spacing="normal" officeooo:rsid="002cfd08"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fo:font-size="12pt" officeooo:rsid="00994e40" style:font-size-asian="12pt" style:font-size-complex="12pt"/>
    </style:style>
    <style:style style:name="T71" style:family="text">
      <style:text-properties fo:font-size="12pt" officeooo:rsid="009a3317" style:font-size-asian="12pt" style:font-size-complex="12pt"/>
    </style:style>
    <style:style style:name="T72" style:family="text">
      <style:text-properties fo:font-size="12pt" officeooo:rsid="009bbff1" style:font-size-asian="12pt" style:font-size-complex="12pt"/>
    </style:style>
    <style:style style:name="T73" style:family="text">
      <style:text-properties fo:font-size="12pt" officeooo:rsid="009c78f0" style:font-size-asian="12pt" style:font-size-complex="12pt"/>
    </style:style>
    <style:style style:name="T74" style:family="text">
      <style:text-properties fo:font-size="12pt" officeooo:rsid="009df047" style:font-size-asian="12pt" style:font-size-complex="12pt"/>
    </style:style>
    <style:style style:name="T75" style:family="text">
      <style:text-properties fo:font-size="12pt" officeooo:rsid="009f2de8" style:font-size-asian="12pt" style:font-size-complex="12pt"/>
    </style:style>
    <style:style style:name="T76" style:family="text">
      <style:text-properties fo:font-size="12pt" officeooo:rsid="00a030c3" style:font-size-asian="12pt" style:font-size-complex="12pt"/>
    </style:style>
    <style:style style:name="T77" style:family="text">
      <style:text-properties fo:font-size="12pt" officeooo:rsid="00a13e92" style:font-size-asian="12pt" style:font-size-complex="12pt"/>
    </style:style>
    <style:style style:name="T78" style:family="text">
      <style:text-properties style:font-name="serif" fo:font-size="12pt" officeooo:rsid="003c8c49" style:font-size-asian="12pt" style:font-size-complex="12pt"/>
    </style:style>
    <style:style style:name="T79" style:family="text">
      <style:text-properties style:font-name="serif" fo:font-size="12.75pt" officeooo:rsid="003c8c49" style:font-size-asian="12pt" style:font-size-complex="12pt"/>
    </style:style>
    <style:style style:name="T80" style:family="text">
      <style:text-properties officeooo:rsid="0065fd6f"/>
    </style:style>
    <style:style style:name="T81" style:family="text">
      <style:text-properties officeooo:rsid="006f8e30"/>
    </style:style>
    <style:style style:name="T82" style:family="text">
      <style:text-properties fo:color="#000000" loext:opacity="100%" style:font-name="Liberation Serif"/>
    </style:style>
    <style:style style:name="T83" style:family="text">
      <style:text-properties fo:color="#000000" loext:opacity="100%" fo:font-style="normal" fo:font-weight="normal" style:font-style-asian="normal" style:font-weight-asian="normal"/>
    </style:style>
    <style:style style:name="T84" style:family="text">
      <style:text-properties fo:color="#000000" loext:opacity="100%" fo:font-style="normal" fo:font-weight="normal" officeooo:rsid="008d2b92" style:font-style-asian="normal" style:font-weight-asian="normal"/>
    </style:style>
    <style:style style:name="T85" style:family="text">
      <style:text-properties officeooo:rsid="0083cbb2"/>
    </style:style>
    <style:style style:name="T86" style:family="text">
      <style:text-properties officeooo:rsid="00877541"/>
    </style:style>
    <style:style style:name="T87" style:family="text">
      <style:text-properties officeooo:rsid="008883fb"/>
    </style:style>
    <style:style style:name="T88" style:family="text">
      <style:text-properties officeooo:rsid="008dc15a"/>
    </style:style>
    <style:style style:name="T89" style:family="text">
      <style:text-properties officeooo:rsid="008e9828"/>
    </style:style>
    <style:style style:name="T90" style:family="text">
      <style:text-properties officeooo:rsid="008f5b5e"/>
    </style:style>
    <style:style style:name="T91" style:family="text">
      <style:text-properties officeooo:rsid="00901a7d"/>
    </style:style>
    <style:style style:name="T92" style:family="text">
      <style:text-properties officeooo:rsid="00920d1a"/>
    </style:style>
    <style:style style:name="T93" style:family="text">
      <style:text-properties officeooo:rsid="0095703b"/>
    </style:style>
    <style:style style:name="T94" style:family="text">
      <style:text-properties officeooo:rsid="009a3317"/>
    </style:style>
    <style:style style:name="T95" style:family="text">
      <style:text-properties officeooo:rsid="00a13e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73">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7"/>
      <text:p text:style-name="P48"><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Anwendungsfall stark ankommt. Ist das Produkt eine Webseite, die ständig weiterentwickelt wird, dann ist es viel wichtiger, </text:span><text:soft-page-break/><text:span text:style-name="T5">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9"><text:span text:style-name="T17">Tempor</text:span><text:span text:style-name="T18">äre Objekte</text:span></text:p>
      <text:p text:style-name="P50"><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9">In concept (though not always in practice), rvalues correspond to</text:span><text:span text:style-name="T78"> </text:span><text:span text:style-name="T79">temporary objects returned from functions, while lvalues correspond to objects you</text:span><text:span text:style-name="T78"> </text:span><text:span text:style-name="T79">can refer to, either by name or by following a pointer or lvalue reference.</text:span><text:span text:style-name="T78"> </text:span><text:span text:style-name="T79">A useful heuristic to determine whether an expression is an lvalue is to ask if you can</text:span><text:span text:style-name="T78"> </text:span><text:span text:style-name="T79">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51"><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52"><text:span text:style-name="T25">R</text:span><text:span text:style-name="T17">untime type Identificat</text:span><text:span text:style-name="T26">ion</text:span></text:p>
      <text:p text:style-name="P53"><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54"><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5"><text:span text:style-name="T28">S</text:span><text:span text:style-name="T17">peicher Management </text:span></text:p>
      <text:p text:style-name="P16"/>
      <text:p text:style-name="P16">Einleitung </text:p>
      <text:p text:style-name="P56"><text:span text:style-name="T17">Der Speicher ist ganz klar die wichtigste Komponente beim schreiben von einem Programm, denn ohne den Speicher geht nichts. </text:span><text:span text:style-name="T29">Da diese Komponente so enorm wichtig ist, muss auch besonders darauf acht gegeben werden. Vor allem wenn es um die Performance eines Programms geht, kann </text:span><text:soft-page-break/><text:span text:style-name="T29">beim Speicher Management viel herausgeholt werden. In C++ ist dem Programmierer die Möglichkeit gegeben, zwischen dem „Stack“ und dem „Heap“ zu Entscheiden, wo dieser seine Objekte speichert. </text:span></text:p>
      <text:p text:style-name="P17"/>
      <text:p text:style-name="P62"><text:span text:style-name="T29">S</text:span><text:span text:style-name="T17">tack </text:span></text:p>
      <text:p text:style-name="P56"><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62"><text:span text:style-name="T32">H</text:span><text:span text:style-name="T17">eap</text:span></text:p>
      <text:p text:style-name="P58"><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7"><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61"><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9"><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60"><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60"><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63"><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5"><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auch auf dem Heap gespeichert und dessen Felder auf den Wert 2 gesetzt. </text:span><text:span text:style-name="T49">Dabei wurde die Compi</text:span><text:soft-page-break/><text:span text:style-name="T49">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80">Dadurch wurde der Komplette Code für die Stack Implementierung verworfen und die gemessene Zeit resultierte in 0 Millisekunden.</text:span></text:p>
      <text:p text:style-name="P29"><text:s/></text:p>
      <text:p text:style-name="P25">„New“ Operator Überschreiben</text:p>
      <text:p text:style-name="P64"><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64"><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6"><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7"><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81">und das Programm nicht abstürzt wenn beide Objekte gelöscht werden. </text:span></text:p>
      <text:p text:style-name="P32"/>
      <text:p text:style-name="P42">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8"><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82">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70"><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9"><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86">Wie zu sehen ist, sind die zwei Variablen in einem „union“ gespeichert um das „zero overhead prinzip“ nicht zu verletzen. </text:span>Die Idee dahinter ist es, <text:span text:style-name="T85">die „Exception“ nicht mehr zu werfen, sondern die</text:span><text:soft-page-break/><text:span text:style-name="T85">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87">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36">Strings </text:p>
      <text:p text:style-name="P72"><text:span text:style-name="T83">Heutzutage ist es schon fast undenkbar und unmöglich ein Programm ohne \emph{Strings} zu</text:span><text:line-break/><text:span text:style-name="T83">schreiben. Sie sind ein fester Bestandteil, bei so gut wie jeder höheren Programmiersprache,</text:span><text:line-break/><text:span text:style-name="T83">geworden. Viele Programmierer sehen diese deswegen als etwas sehr leichtgewichtiges. Dies kommt daher, dass Strings genauso behandelt werden wie primitive Datentypen, wie </text:span><text:span text:style-name="T84">zum Beispiel</text:span><text:span text:style-name="T83"> „int“ oder „char“. Jedoch wäre es Fatal anzunehmen, dass Operationen mit „Strings“ genauso effizient geschehen, wie bei den primitiven Datentypen. Dies zeigt auch das folgende Zitat: „Strings are convenient because they automatically grow as needed to hold their con‐ tents. By contrast, C library functions (strcat(), strcpy(), etc.) act on fixed-size character arrays. To implement this flexibility, strings are allocated dynamically. Dynamic allocation is expensive compared to most other C++ features, so no matter what, strings are going to show up as optimization hot spots.“ [Opitimize C++].</text:span></text:p>
      <text:p text:style-name="P71"/>
      <text:p text:style-name="P71">Probleme mit Strings</text:p>
      <text:p text:style-name="P71"><text:span text:style-name="T93">Strings ziehen viele Probleme mit sich, jedoch sind d</text:span>ie zwei <text:span text:style-name="T93">G</text:span>r<text:span text:style-name="T93">ö</text:span>ß<text:span text:style-name="T93">t</text:span>en Probleme die „Strings“ mit sich ziehen sind folgende: </text:p>
      <text:p text:style-name="P71"/>
      <text:p text:style-name="P71">1. „Strings“ werden auf dem „Heap“ gespeichert, was, wie im Kapitel „Speicher Management“ gezeigt ein sehr Teurer Prozess ist.</text:p>
      <text:p text:style-name="P71">2. Dadurch dass „Strings“ wie primitive Datentypen behandelt werden, verursachen „Strings“ viele Kopiervorgänge, was, wie im Kapitel „Kopieren von Objekten“ sehr suboptimal ist.</text:p>
      <text:p text:style-name="P36"/>
      <text:p text:style-name="P74">Um zu Demonstrieren, wie Problematisch diese zwei Punkte tatsächlich sind, soll die „String“ klasse, die im laufe dieses Papers vorgestellt wurde um die „+“ und „=“ Operatoren erweitert werden, wie im folgenden gezeigt: </text:p>
      <text:p text:style-name="P74"/>
      <text:p text:style-name="P43"><text:span text:style-name="T88">D</text:span>amit die beiden Operatoren so funktionieren, wie sie sollen, muss der <text:span text:style-name="T89">Speicher für „m_Data“ mittels „new“ vergrößert werden. </text:span><text:span text:style-name="T90">Darauf hin müssen die Daten, entweder mit Standard Funktionen wie <text:s/>„memcpy“ oder mit simplen „for-schleifen“, kopiert werden. </text:span></text:p>
      <text:p text:style-name="P43"/>
      <text:p text:style-name="P44"><text:soft-page-break/>Da nun die beiden Operatoren zur Verfügung stehen, kann nun mit der folgenden Sequenz, die Problematik zur Schau gestellt werden. Hierfür wird außerdem noch der „new“ Operator überschrieben um später zu überprüfen, wie oft die Funktion aufgerufen wurde.</text:p>
      <text:p text:style-name="P44"/>
      <text:p text:style-name="P44"><text:span text:style-name="T91">Wird die Sequenz betrachte, dann ist dies nichts Weltbewegendes, jedoch resultiert diese Sequenz schließlich in d</text:span><text:span text:style-name="T92">iesen</text:span><text:span text:style-name="T91"> Output:</text:span></text:p>
      <text:p text:style-name="P44"/>
      <text:p text:style-name="P45">Tatsächlich wurde für dieses doch sehr simple Programm Sieben mal der „new“ Operator aufgerufen. <text:span text:style-name="T92">Eine Optimierungsansatz für dieses Problem, sind „Move Semantiken“, die im späteren Verlauf dieses Papers noch besprochen werden, jedoch ist dieses Verhalten aus Sicht der Performance inakzeptabel und der Einsatz von „Strings“ sollte auf ein nötigstes beschränkt werden.</text:span></text:p>
      <text:p text:style-name="P45"/>
      <text:p text:style-name="P77">Move Semantiken</text:p>
      <text:p text:style-name="P77">Wie im Kapitel „Temporäre Objekte“ schon gezeigt wurde, führen Temporäre Objekte unnötigerweise dazu, das Objekte nur erzeugt werden, um dann die Daten an einer anderen Stelle weiterzugeben. Dieses Verhalten, <text:span text:style-name="T94">führt bei einem Komplexerem Objekt wie zum Beispiel einem String dazu, dass Speicher auf dem „Heap“ bereitgestellt werden und somit zur lasten der Performance geht.</text:span></text:p>
      <text:p text:style-name="P77"/>
      <text:p text:style-name="P78"><text:span text:style-name="T70">Mit der Veröffentlichung </text:span><text:span text:style-name="T71">C++11</text:span><text:span text:style-name="T70"> wurde</text:span><text:span text:style-name="T71">n</text:span><text:span text:style-name="T70"> „Move-Semantik</text:span><text:span text:style-name="T71">en“</text:span><text:span text:style-name="T70"> eingeführt, die es erlaubt, </text:span><text:span text:style-name="T72">dass die </text:span><text:span text:style-name="T71">Daten</text:span><text:span text:style-name="T70"> <text:s/>von einer Variable, von eine</text:span><text:span text:style-name="T71">m </text:span><text:span text:style-name="T72">Temporären</text:span><text:span text:style-name="T71"> Objekt</text:span><text:span text:style-name="T70"> gestohlen werden können. </text:span><text:span text:style-name="T72">Anstatt das Objekt erst erzeugt wird, um dann die Daten zum Ziel zu kopieren, wird das Objekt nur noch erzeugt und die „Pointers“ werden umgestellt [Visualisierung]. Um von den Features der „Move-Semantiken“ Gebrauch machen zu können, muss das Objekt einen „Move-Constructor“ bereitstellen. Dieser „Move-Constructor“ erwartet als Übergabe Parameter eine sogenannte „rvalue-reference“, </text:span><text:span text:style-name="T73">aus welche die Daten dann letztendlich gestohlen werden können. Eine </text:span><text:span text:style-name="T72">„rvalue-reference“ </text:span><text:span text:style-name="T74">kann, wie der Name schon sagt eine „rvalue“ sein oder auch ein Objekt welches schon vorher erzeugt wurde, jedoch muss dieses Objekt, dann mittels „std::move()“ gekennzeichnet werden. </text:span></text:p>
      <text:p text:style-name="P78"><text:span text:style-name="T74"/></text:p>
      <text:p text:style-name="P79"><text:span text:style-name="T17">Um zu Demonstrieren wie ein solcher „Move-Constructor“ aussehen könnte und wie später damit hantiert werden kann, soll zunächst die eigen-implementierte „String“ klasse mit einem solchen „Move-Costructor“ erweitert werden:</text:span></text:p>
      <text:p text:style-name="P79"><text:span text:style-name="T17"/></text:p>
      <text:p text:style-name="P80"><text:span text:style-name="T17">Wie zu sehen ist, wird eine „rvalue-reference“ mittels „&amp;&amp;“ gekennzeichnet. Zudem ist auch zu erkennen, dass es hier nicht von Nöten ist, mittels „new“ Speicher auf dem „Heap“ anzulegen. </text:span><text:span text:style-name="T75">Lediglich der „Pointer“ wird umorientiert. Wichtig hierbei ist, dass der „Pointer“ von „other.m_Data“ auf nullptr gesetzt wird, sonst entsteht die Situation, dass beim Löschen von der „rvalue-reference“ die angelegten Daten auf dem Heap auch gelöscht werden. </text:span></text:p>
      <text:p text:style-name="P80"><text:span text:style-name="T75"/></text:p>
      <text:p text:style-name="P80"><text:span text:style-name="T75">Im Kapitel „Strings“ wurde ein Beispiel </text:span><text:span text:style-name="T76">(Listenning X)</text:span><text:span text:style-name="T75"> vorgeführt, welches in diesem Kapitel auch wieder zum Einsatz kommen soll. </text:span><text:span text:style-name="T76">Nur dieses mal unter der Verwendung von „Move-Semantiken“. Durch den „Move-Construtor“ und das kennzeichnen der Objekte als „movable“ Objekte, resultiert das gleiche Programm in folgendem Output:</text:span></text:p>
      <text:p text:style-name="P80"><text:span text:style-name="T76"/></text:p>
      <text:p text:style-name="P81"><text:span text:style-name="T76">Lediglich durch die Verwendung von diesem Feature hat sich die Zahl an „new“ Aufrufen halbiert. </text:span><text:span text:style-name="T77">Wird dabei ein</text:span><text:span text:style-name="T76"> </text:span><text:span text:style-name="T77">g</text:span><text:span text:style-name="T76">roßes Projekt betrachte</text:span><text:span text:style-name="T77">t</text:span><text:span text:style-name="T76">, mit mehreren 1000 solcher Operationen, kann alleine dadurch viel Performance gewonnen werden.</text:span></text:p>
      <text:p text:style-name="P46"/>
      <text:p text:style-name="P46"><text:s/></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ublico" svg:font-family="Publico, cv, icons, 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1H47M37S</meta:editing-duration>
    <meta:editing-cycles>32</meta:editing-cycles>
    <meta:generator>LibreOffice/7.0.1.2$Windows_X86_64 LibreOffice_project/7cbcfc562f6eb6708b5ff7d7397325de9e764452</meta:generator>
    <dc:date>2021-09-12T02:06:28.873000000</dc:date>
    <meta:document-statistic meta:table-count="0" meta:image-count="0" meta:object-count="0" meta:page-count="7" meta:paragraph-count="78" meta:word-count="3527" meta:character-count="24654" meta:non-whitespace-character-count="21159"/>
  </office:meta>
</office:document-meta>
</file>